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family-generic="modern"/>
    <style:font-face style:name="F" svg:font-family="" style:font-family-generic="roman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1]+5" office:value-type="float" office:value="35" calcext:value-type="float">
            <text:p>35</text:p>
          </table:table-cell>
          <table:table-cell table:formula="of:=[.B1]+5" office:value-type="float" office:value="40" calcext:value-type="float">
            <text:p>40</text:p>
          </table:table-cell>
          <table:table-cell table:formula="of:=[.C1]+5" office:value-type="float" office:value="45" calcext:value-type="float">
            <text:p>45</text:p>
          </table:table-cell>
          <table:table-cell table:formula="of:=[.D1]+5" office:value-type="float" office:value="50" calcext:value-type="float">
            <text:p>50</text:p>
          </table:table-cell>
          <table:table-cell table:formula="of:=[.E1]+5" office:value-type="float" office:value="55" calcext:value-type="float">
            <text:p>55</text:p>
          </table:table-cell>
          <table:table-cell table:formula="of:=[.F1]+5" office:value-type="float" office:value="60" calcext:value-type="float">
            <text:p>60</text:p>
          </table:table-cell>
          <table:table-cell table:formula="of:=[.G1]+5" office:value-type="float" office:value="65" calcext:value-type="float">
            <text:p>65</text:p>
          </table:table-cell>
          <table:table-cell table:formula="of:=[.H1]+5" office:value-type="float" office:value="70" calcext:value-type="float">
            <text:p>70</text:p>
          </table:table-cell>
          <table:table-cell table:formula="of:=[.I1]+5" office:value-type="float" office:value="75" calcext:value-type="float">
            <text:p>75</text:p>
          </table:table-cell>
          <table:table-cell table:formula="of:=[.J1]+5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office:value-type="float" office:value="211" calcext:value-type="float">
            <text:p>21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A2:.K2])" office:value-type="float" office:value="1172" calcext:value-type="float">
            <text:p>1172</text:p>
          </table:table-cell>
        </table:table-row>
        <table:table-row table:style-name="ro2">
          <table:table-cell table:formula="of:=[.A2]" office:value-type="float" office:value="2" calcext:value-type="float">
            <text:p>2</text:p>
          </table:table-cell>
          <table:table-cell table:formula="of:=[.A3]+[.B2]" office:value-type="float" office:value="8" calcext:value-type="float">
            <text:p>8</text:p>
          </table:table-cell>
          <table:table-cell table:formula="of:=[.B3]+[.C2]" office:value-type="float" office:value="19" calcext:value-type="float">
            <text:p>19</text:p>
          </table:table-cell>
          <table:table-cell table:formula="of:=[.C3]+[.D2]" office:value-type="float" office:value="37" calcext:value-type="float">
            <text:p>37</text:p>
          </table:table-cell>
          <table:table-cell table:formula="of:=[.D3]+[.E2]" office:value-type="float" office:value="62" calcext:value-type="float">
            <text:p>62</text:p>
          </table:table-cell>
          <table:table-cell table:formula="of:=[.E3]+[.F2]" office:value-type="float" office:value="160" calcext:value-type="float">
            <text:p>160</text:p>
          </table:table-cell>
          <table:table-cell table:formula="of:=[.F3]+[.G2]" office:value-type="float" office:value="391" calcext:value-type="float">
            <text:p>391</text:p>
          </table:table-cell>
          <table:table-cell table:formula="of:=[.G3]+[.H2]" office:value-type="float" office:value="829" calcext:value-type="float">
            <text:p>829</text:p>
          </table:table-cell>
          <table:table-cell table:formula="of:=[.H3]+[.I2]" office:value-type="float" office:value="1040" calcext:value-type="float">
            <text:p>1040</text:p>
          </table:table-cell>
          <table:table-cell table:formula="of:=[.I3]+[.J2]" office:value-type="float" office:value="1142" calcext:value-type="float">
            <text:p>1142</text:p>
          </table:table-cell>
          <table:table-cell table:formula="of:=[.J3]+[.K2]" office:value-type="float" office:value="1172" calcext:value-type="float">
            <text:p>1172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3" table:formula="of:=[.E$1]+5*([.$M5]-[.D$3])/([.E$3]-[.D$3])" office:value-type="float" office:value="54.32" calcext:value-type="float">
            <text:p>54.32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formula="of:=[.L5]*[.$M$2]" office:value-type="float" office:value="58.6" calcext:value-type="float">
            <text:p>58.6</text:p>
          </table:table-cell>
        </table:table-row>
        <table:table-row table:style-name="ro2">
          <table:table-cell table:number-columns-repeated="2"/>
          <table:table-cell table:style-name="ce3" table:formula="of:=[.C$1]+5*([.$M6]-[.B$3])/([.C$3]-[.B$3])" office:value-type="float" office:value="41.6909090909091" calcext:value-type="float">
            <text:p>41.690909090909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formula="of:=[.L6]*[.$M$2]" office:value-type="float" office:value="11.72" calcext:value-type="float">
            <text:p>11.72</text:p>
          </table:table-cell>
        </table:table-row>
        <table:table-row table:style-name="ro2">
          <table:table-cell table:number-columns-repeated="7"/>
          <table:table-cell table:style-name="ce3" table:formula="of:=[.H$1]+5*([.$M7]-[.G$3])/([.H$3]-[.G$3])" office:value-type="float" office:value="66.5570776255708" calcext:value-type="float">
            <text:p>66.5570776255708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formula="of:=[.L7]*[.$M$2]" office:value-type="float" office:value="527.4" calcext:value-type="float">
            <text:p>527.4</text:p>
          </table:table-cell>
        </table:table-row>
        <table:table-row table:style-name="ro2">
          <table:table-cell table:number-columns-repeated="9"/>
          <table:table-cell table:style-name="ce3" table:formula="of:=[.J$1]+5*([.$M8]-[.I$3])/([.J$3]-[.I$3])" office:value-type="float" office:value="75.7254901960784" calcext:value-type="float">
            <text:p>75.7254901960784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L8]*[.$M$2]" office:value-type="float" office:value="1054.8" calcext:value-type="float">
            <text:p>1054.8</text:p>
          </table:table-cell>
        </table:table-row>
        <table:table-row table:style-name="ro2">
          <table:table-cell table:number-columns-repeated="10"/>
          <table:table-cell table:style-name="ce3" table:formula="of:=[.K$1]+5*([.$M9]-[.J$3])/([.K$3]-[.J$3])" office:value-type="float" office:value="83.0466666666667" calcext:value-type="float">
            <text:p>83.0466666666667</text:p>
          </table:table-cell>
          <table:table-cell office:value-type="float" office:value="0.99" calcext:value-type="float">
            <text:p>0.99</text:p>
          </table:table-cell>
          <table:table-cell table:formula="of:=[.L9]*[.$M$2]" office:value-type="float" office:value="1160.28" calcext:value-type="float">
            <text:p>1160.2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formula="of:=([.C$3]+[.D$2]*([.$M11]-[.D$1])/([.E$1]-[.D$1]))/[.$M$2]" office:value-type="float" office:value="0.0162116040955631" calcext:value-type="float">
            <text:p>0.016211604095563</text:p>
          </table:table-cell>
          <table:table-cell table:number-columns-repeated="8"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5"/>
          <table:table-cell table:formula="of:=([.E$3]+[.F$2]*([.$M12]-[.F$1])/([.G$1]-[.F$1]))/[.$M$2]" office:value-type="float" office:value="0.052901023890785" calcext:value-type="float">
            <text:p>0.052901023890785</text:p>
          </table:table-cell>
          <table:table-cell table:number-columns-repeated="6"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6"/>
          <table:table-cell table:formula="of:=([.F$3]+[.G$2]*([.$M13]-[.G$1])/([.H$1]-[.G$1]))/[.$M$2]" office:value-type="float" office:value="0.215358361774744" calcext:value-type="float">
            <text:p>0.215358361774744</text:p>
          </table:table-cell>
          <table:table-cell table:number-columns-repeated="5"/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9"/>
          <table:table-cell table:formula="of:=([.I$3]+[.J$2]*([.$M14]-[.J$1])/([.K$1]-[.J$1]))/[.$M$2]" office:value-type="float" office:value="0.922184300341297" calcext:value-type="float">
            <text:p>0.922184300341297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family-generic="modern"/>
    <style:font-face style:name="F" svg:font-family="" style:font-family-generic="roman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>
      <style:text-properties style:font-name="Fira Sans" fo:font-family="'Fira Sans'" style:font-style-name="Regular" style:font-family-generic="swiss" style:font-pitch="variable" fo:font-size="12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1:07:50.595809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1:07:51.655290008</meta:creation-date>
    <dc:title>kjb</dc:title>
    <meta:editing-duration>PT5H8M45S</meta:editing-duration>
    <meta:editing-cycles>2</meta:editing-cycles>
    <meta:generator>LibreOffice/7.0.3.1$Linux_X86_64 LibreOffice_project/00$Build-1</meta:generator>
    <dc:date>2020-12-25T16:46:57.191886834</dc:date>
    <meta:document-statistic meta:table-count="1" meta:cell-count="57" meta:object-count="0"/>
    <meta:template xlink:type="simple" xlink:actuate="onRequest" xlink:title="kjb" xlink:href="../../../../../Templates/kjb1.ots" meta:date="2020-12-25T11:07:50.773304255"/>
  </office:meta>
</office:document-meta>
</file>